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5.77mm"/>
    </style:style>
    <style:style style:name="co2" style:family="table-column">
      <style:table-column-properties fo:break-before="auto" style:column-width="77.06mm"/>
    </style:style>
    <style:style style:name="co3" style:family="table-column">
      <style:table-column-properties fo:break-before="auto" style:column-width="32.05mm"/>
    </style:style>
    <style:style style:name="co4" style:family="table-column">
      <style:table-column-properties fo:break-before="auto" style:column-width="29.05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34.24mm"/>
    </style:style>
    <style:style style:name="co7" style:family="table-column">
      <style:table-column-properties fo:break-before="auto" style:column-width="24.68mm"/>
    </style:style>
    <style:style style:name="co8" style:family="table-column">
      <style:table-column-properties fo:break-before="auto" style:column-width="28.5mm"/>
    </style:style>
    <style:style style:name="co9" style:family="table-column">
      <style:table-column-properties fo:break-before="auto" style:column-width="41.35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ervice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ervic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8" table:default-cell-style-name="ce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cronym</text:p>
          </table:table-cell>
          <table:table-cell table:style-name="ce1" office:value-type="string" calcext:value-type="string">
            <text:p>plonegroup</text:p>
          </table:table-cell>
          <table:table-cell table:number-columns-repeated="4"/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Secrétariat</text:p>
          </table:table-cell>
          <table:table-cell office:value-type="string" calcext:value-type="string">
            <text:p>secr</text:p>
          </table:table-cell>
          <table:table-cell/>
          <table:table-cell office:value-type="string" calcext:value-type="string">
            <text:p>Secr</text:p>
          </table:table-cell>
          <table:table-cell table:style-name="ce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onnel</text:p>
          </table:table-cell>
          <table:table-cell table:number-columns-repeated="2"/>
          <table:table-cell office:value-type="string" calcext:value-type="string">
            <text:p>Pers</text:p>
          </table:table-cell>
          <table:table-cell table:style-name="ce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és publics</text:p>
          </table:table-cell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MP</text:p>
          </table:table-cell>
          <table:table-cell table:style-name="ce3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0/00/0000</text:date>, <text:time style:data-style-name="N2" text:time-value="13:40:30.356716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rvices" style:display-name="PageStyle_Servic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tilisateurs_20_et_20_droit_20_d_27_accès" style:display-name="PageStyle_Utilisateurs et droit d'accè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YENS </meta:initial-creator>
    <meta:creation-date>2011-09-23T12:07:23</meta:creation-date>
    <dc:date>2020-06-16T13:40:43.501847636</dc:date>
    <meta:editing-cycles>23</meta:editing-cycles>
    <meta:editing-duration>PT3H26M1S</meta:editing-duration>
    <meta:generator>LibreOffice/5.1.6.2$Linux_X86_64 LibreOffice_project/10m0$Build-2</meta:generator>
    <meta:document-statistic meta:table-count="1" meta:cell-count="16" meta:object-count="0"/>
  </office:meta>
</office:document-meta>
</file>